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5.7cm" svg:x="2.7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2.6cm" svg:x="4.9cm" svg:y="5cm">
          <text:p text:style-name="P2"><text:span text:style-name="T1">1.Problemformulierung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4.8cm" svg:height="2.7cm" svg:x="8.8cm" svg:y="5cm">
          <text:p text:style-name="P4"><text:s text:c="8"/>2.Literatursuch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8cm" svg:height="2.7cm" svg:x="13.2cm" svg:y="5cm">
          <text:p text:style-name="P4"><text:s text:c="8"/>3.Literatur-<text:line-break/> <text:s text:c="6"/>auswertu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4.8cm" svg:height="2.7cm" svg:x="17.5cm" svg:y="5cm">
          <text:p text:style-name="P5"><text:span text:style-name="T1"><text:s text:c="6"/></text:span><text:span text:style-name="T1">4.Analyse und </text:span><text:span text:style-name="T1"><text:line-break/></text:span><text:span text:style-name="T1"> <text:s text:c="3"/>Interpre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4.8cm" svg:height="2.7cm" svg:x="22cm" svg:y="5cm">
          <text:p text:style-name="P1"><text:span text:style-name="T1"><text:s text:c="4"/></text:span><text:span text:style-name="T1">5. Präsen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layer="layout" svg:width="12.3cm" svg:height="1.65cm" svg:x="10.6cm" svg:y="3.75cm">
          <draw:text-box>
            <text:p>Phasen der Reviewforsch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hx </meta:initial-creator>
    <meta:creation-date>2015-01-03T16:44:54</meta:creation-date>
    <dc:date>2015-01-03T16:57:09</dc:date>
    <dc:creator>vhx 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